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83333in" style:font-size-asian="0.83333in" style:font-size-complex="0.8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6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</office:automatic-styles>
  <office:body>
    <office:presentation>
      <draw:page draw:name="Slide1" draw:style-name="a356" draw:master-page-name="Master1-Layout1-title-Title-Slide" presentation:presentation-page-layout-name="Master1-PPL1" draw:id="Slide-256">
        <draw:frame draw:id="id63" presentation:style-name="a359" draw:name="Title 1" svg:x="1.66667in" svg:y="1.22743in" svg:width="10in" svg:height="2.61111in" presentation:class="title" presentation:placeholder="false">
          <draw:text-box>
            <text:p text:style-name="a358" text:class-names="" text:cond-style-name=""><text:span text:style-name="a357" text:class-names="">The first presentation</text:span></text:p>
          </draw:text-box>
          <svg:title/>
          <svg:desc/>
        </draw:frame>
        <draw:frame draw:id="id64" presentation:style-name="a360" draw:name="Subtitle 2" svg:x="1.66667in" svg:y="3.93924in" svg:width="10in" svg:height="1.81076in" presentation:class="subtitl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44444in" style:font-size-asian="0.44444in" style:font-size-complex="0.444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83333in" style:font-size-asian="0.83333in" style:font-size-complex="0.8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44444in" style:font-size-asian="0.44444in" style:font-size-complex="0.444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83333in" style:font-size-asian="0.83333in" style:font-size-complex="0.8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1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27/11/2014</text:date></text:span></text:p>
        </draw:text-box>
        <svg:title/>
        <svg:desc/>
      </draw:frame>
      <draw:frame draw:id="id3" presentation:style-name="a28" draw:name="Footer Placehold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presentation:style-name="a36" draw:name="Title 1" svg:x="1.66667in" svg:y="1.22743in" svg:width="10in" svg:height="2.61111in" presentation:class="title" presentation:placeholder="false">
        <draw:text-box>
          <text:p text:style-name="a35" text:class-names="" text:cond-style-name=""><text:span text:style-name="a33" text:class-names="">Click to edit Master title style</text:span><text:span text:style-name="a34" text:class-names=""/></text:p>
        </draw:text-box>
        <svg:title/>
        <svg:desc/>
      </draw:frame>
      <draw:frame draw:id="id6" presentation:style-name="a40" draw:name="Subtitle 2" svg:x="1.66667in" svg:y="3.93924in" svg:width="10in" svg:height="1.81076in" presentation:class="subtitle" presentation:placeholder="false">
        <draw:text-box>
          <text:p text:style-name="a39" text:class-names="" text:cond-style-name=""><text:span text:style-name="a37" text:class-names="">Click to edit Master subtitle style</text:span><text:span text:style-name="a38" text:class-names=""/></text:p>
        </draw:text-box>
        <svg:title/>
        <svg:desc/>
      </draw:frame>
      <draw:frame draw:id="id7" presentation:style-name="a44" draw:name="Date Placeholder 3" svg:x="0.91667in" svg:y="6.95139in" svg:width="3in" svg:height="0.39931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27/11/2014</text:date></text:span></text:p>
        </draw:text-box>
        <svg:title/>
        <svg:desc/>
      </draw:frame>
      <draw:frame draw:id="id8" presentation:style-name="a47" draw:name="Footer Placeholder 4" svg:x="4.41667in" svg:y="6.95139in" svg:width="4.5in" svg:height="0.39931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Slide Number Placeholder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51">
      <draw:frame draw:id="id10" presentation:style-name="a55" draw:name="Title 1" svg:x="0.91667in" svg:y="0.39931in" svg:width="11.5in" svg:height="1.44965in" presentation:class="title" presentation:placeholder="false">
        <draw:text-box>
          <text:p text:style-name="a54" text:class-names="" text:cond-style-name=""><text:span text:style-name="a52" text:class-names="">Click to edit Master title style</text:span><text:span text:style-name="a53" text:class-names=""/></text:p>
        </draw:text-box>
        <svg:title/>
        <svg:desc/>
      </draw:frame>
      <draw:frame draw:id="id11" presentation:style-name="a72" draw:name="Content Placeholder 2" svg:x="0.91667in" svg:y="1.99653in" svg:width="11.5in" svg:height="4.75868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Click to edit Master text styles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Second level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Third level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Fifth level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Date Placeholder 3" svg:x="0.91667in" svg:y="6.95139in" svg:width="3in" svg:height="0.39931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27/11/2014</text:date></text:span></text:p>
        </draw:text-box>
        <svg:title/>
        <svg:desc/>
      </draw:frame>
      <draw:frame draw:id="id13" presentation:style-name="a79" draw:name="Footer Placeholder 4" svg:x="4.41667in" svg:y="6.95139in" svg:width="4.5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Slide Number Placehold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83">
      <draw:frame draw:id="id15" presentation:style-name="a87" draw:name="Title 1" svg:x="0.90972in" svg:y="1.86979in" svg:width="11.5in" svg:height="3.11979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6" presentation:style-name="a91" draw:name="Text Placeholder 2" svg:x="0.90972in" svg:y="5.0191in" svg:width="11.5in" svg:height="1.64062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Click to edit Master text styles</text:span></text:p>
            </text:list-item>
          </text:list>
        </draw:text-box>
        <svg:title/>
        <svg:desc/>
      </draw:frame>
      <draw:frame draw:id="id17" presentation:style-name="a95" draw:name="Date Placeholder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27/11/2014</text:date></text:span></text:p>
        </draw:text-box>
        <svg:title/>
        <svg:desc/>
      </draw:frame>
      <draw:frame draw:id="id18" presentation:style-name="a98" draw:name="Footer Placeholder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Slide Number Placeholder 5" svg:x="9.41667in" svg:y="6.95139in" svg:width="3in" svg:height="0.39931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02">
      <draw:frame draw:id="id20" presentation:style-name="a106" draw:name="Title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3" text:class-names="">Click to edit Master title style</text:span><text:span text:style-name="a104" text:class-names=""/></text:p>
        </draw:text-box>
        <svg:title/>
        <svg:desc/>
      </draw:frame>
      <draw:frame draw:id="id21" presentation:style-name="a123" draw:name="Content Placeholder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Click to edit Master text styles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Second level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Fifth level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Content Placeholder 3" svg:x="6.75in" svg:y="1.99653in" svg:width="5.66667in" svg:height="4.75868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Click to edit Master text styles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Second level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Third level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Fifth level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Date Placeholder 4" svg:x="0.91667in" svg:y="6.95139in" svg:width="3in" svg:height="0.39931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27/11/2014</text:date></text:span></text:p>
        </draw:text-box>
        <svg:title/>
        <svg:desc/>
      </draw:frame>
      <draw:frame draw:id="id24" presentation:style-name="a147" draw:name="Footer Placeholder 5" svg:x="4.41667in" svg:y="6.95139in" svg:width="4.5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Slide Number Placeholder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51">
      <draw:frame draw:id="id26" presentation:style-name="a155" draw:name="Title 1" svg:x="0.9184in" svg:y="0.39931in" svg:width="11.5in" svg:height="1.44965in" presentation:class="title" presentation:placeholder="false">
        <draw:text-box>
          <text:p text:style-name="a154" text:class-names="" text:cond-style-name=""><text:span text:style-name="a152" text:class-names="">Click to edit Master title style</text:span><text:span text:style-name="a153" text:class-names=""/></text:p>
        </draw:text-box>
        <svg:title/>
        <svg:desc/>
      </draw:frame>
      <draw:frame draw:id="id27" presentation:style-name="a159" draw:name="Text Placeholder 2" svg:x="0.9184in" svg:y="1.83854in" svg:width="5.64062in" svg:height="0.90104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Click to edit Master text styles</text:span></text:p>
            </text:list-item>
          </text:list>
        </draw:text-box>
        <svg:title/>
        <svg:desc/>
      </draw:frame>
      <draw:frame draw:id="id28" presentation:style-name="a176" draw:name="Content Placeholder 3" svg:x="0.9184in" svg:y="2.73958in" svg:width="5.64062in" svg:height="4.02951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Click to edit Master text styles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Second level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Third level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Fifth level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0" draw:name="Text Placeholder 4" svg:x="6.75in" svg:y="1.83854in" svg:width="5.6684in" svg:height="0.90104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Click to edit Master text styles</text:span></text:p>
            </text:list-item>
          </text:list>
        </draw:text-box>
        <svg:title/>
        <svg:desc/>
      </draw:frame>
      <draw:frame draw:id="id30" presentation:style-name="a197" draw:name="Content Placeholder 5" svg:x="6.75in" svg:y="2.73958in" svg:width="5.6684in" svg:height="4.02951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Click to edit Master text styles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Second level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Third level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Fifth level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1" draw:name="Date Placeholder 6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8" text:class-names=""><text:date text:fixed="false" style:data-style-name="a199">27/11/2014</text:date></text:span></text:p>
        </draw:text-box>
        <svg:title/>
        <svg:desc/>
      </draw:frame>
      <draw:frame draw:id="id32" presentation:style-name="a204" draw:name="Footer Placeholder 7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3" presentation:style-name="a207" draw:name="Slide Number Placeholder 8" svg:x="9.41667in" svg:y="6.95139in" svg:width="3in" svg:height="0.39931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08">
      <draw:frame draw:id="id34" presentation:style-name="a212" draw:name="Title 1" svg:x="0.91667in" svg:y="0.39931in" svg:width="11.5in" svg:height="1.44965in" presentation:class="title" presentation:placeholder="false">
        <draw:text-box>
          <text:p text:style-name="a211" text:class-names="" text:cond-style-name=""><text:span text:style-name="a209" text:class-names="">Click to edit Master title style</text:span><text:span text:style-name="a210" text:class-names=""/></text:p>
        </draw:text-box>
        <svg:title/>
        <svg:desc/>
      </draw:frame>
      <draw:frame draw:id="id35" presentation:style-name="a216" draw:name="Date Placeholder 2" svg:x="0.91667in" svg:y="6.95139in" svg:width="3in" svg:height="0.39931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27/11/2014</text:date></text:span></text:p>
        </draw:text-box>
        <svg:title/>
        <svg:desc/>
      </draw:frame>
      <draw:frame draw:id="id36" presentation:style-name="a219" draw:name="Footer Placeholder 3" svg:x="4.41667in" svg:y="6.95139in" svg:width="4.5in" svg:height="0.39931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7" presentation:style-name="a222" draw:name="Slide Number Placeholder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23">
      <draw:frame draw:id="id38" presentation:style-name="a227" draw:name="Date Placeholder 1" svg:x="0.91667in" svg:y="6.95139in" svg:width="3in" svg:height="0.39931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27/11/2014</text:date></text:span></text:p>
        </draw:text-box>
        <svg:title/>
        <svg:desc/>
      </draw:frame>
      <draw:frame draw:id="id39" presentation:style-name="a230" draw:name="Footer Placeholder 2" svg:x="4.41667in" svg:y="6.95139in" svg:width="4.5in" svg:height="0.39931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Slide Number Placeholder 3" svg:x="9.41667in" svg:y="6.95139in" svg:width="3in" svg:height="0.39931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34">
      <draw:frame draw:id="id41" presentation:style-name="a238" draw:name="Title 1" svg:x="0.9184in" svg:y="0.5in" svg:width="4.30035in" svg:height="1.75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title/>
        <svg:desc/>
      </draw:frame>
      <draw:frame draw:id="id42" presentation:style-name="a255" draw:name="Content Placeholder 2" svg:x="5.6684in" svg:y="1.07986in" svg:width="6.75in" svg:height="5.32986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Click to edit Master text styles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ext Placeholder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44" presentation:style-name="a263" draw:name="Date Placeholder 4" svg:x="0.91667in" svg:y="6.95139in" svg:width="3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27/11/2014</text:date></text:span></text:p>
        </draw:text-box>
        <svg:title/>
        <svg:desc/>
      </draw:frame>
      <draw:frame draw:id="id45" presentation:style-name="a266" draw:name="Footer Placeholder 5" svg:x="4.41667in" svg:y="6.95139in" svg:width="4.5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6" presentation:style-name="a269" draw:name="Slide Number Placeholder 6" svg:x="9.41667in" svg:y="6.95139in" svg:width="3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70">
      <draw:frame draw:id="id47" presentation:style-name="a274" draw:name="Title 1" svg:x="0.9184in" svg:y="0.5in" svg:width="4.30035in" svg:height="1.75in" presentation:class="title" presentation:placeholder="false">
        <draw:text-box>
          <text:p text:style-name="a273" text:class-names="" text:cond-style-name=""><text:span text:style-name="a271" text:class-names="">Click to edit Master title style</text:span><text:span text:style-name="a272" text:class-names=""/></text:p>
        </draw:text-box>
        <svg:title/>
        <svg:desc/>
      </draw:frame>
      <draw:frame draw:id="id48" presentation:style-name="a277" draw:name="Picture Placeholder 2" svg:x="5.6684in" svg:y="1.07986in" svg:width="6.75in" svg:height="5.32986in" presentation:class="graphic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49" presentation:style-name="a281" draw:name="Text Placeholder 3" svg:x="0.9184in" svg:y="2.25in" svg:width="4.30035in" svg:height="4.1684in" presentation:class="outline" presentation:placeholder="false">
        <draw:text-box>
          <text:list text:style-name="a280">
            <text:list-item>
              <text:p text:style-name="a279" text:class-names="" text:cond-style-name=""><text:span text:style-name="a278" text:class-names="">Click to edit Master text styles</text:span></text:p>
            </text:list-item>
          </text:list>
        </draw:text-box>
        <svg:title/>
        <svg:desc/>
      </draw:frame>
      <draw:frame draw:id="id50" presentation:style-name="a285" draw:name="Date Placeholder 4" svg:x="0.91667in" svg:y="6.95139in" svg:width="3in" svg:height="0.39931in" presentation:class="date-time" presentation:placeholder="false">
        <draw:text-box>
          <text:p text:style-name="a284" text:class-names="" text:cond-style-name=""><text:span text:style-name="a282" text:class-names=""><text:date text:fixed="false" style:data-style-name="a283">27/11/2014</text:date></text:span></text:p>
        </draw:text-box>
        <svg:title/>
        <svg:desc/>
      </draw:frame>
      <draw:frame draw:id="id51" presentation:style-name="a288" draw:name="Footer Placeholder 5" svg:x="4.41667in" svg:y="6.95139in" svg:width="4.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52" presentation:style-name="a291" draw:name="Slide Number Placeholder 6" svg:x="9.41667in" svg:y="6.95139in" svg:width="3in" svg:height="0.39931in" presentation:class="page-number" presentation:placeholder="false">
        <draw:text-box>
          <text:p text:style-name="a290" text:class-names="" text:cond-style-name=""><text:span text:style-name="a289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92">
      <draw:frame draw:id="id53" presentation:style-name="a296" draw:name="Title 1" svg:x="0.91667in" svg:y="0.39931in" svg:width="11.5in" svg:height="1.44965in" presentation:class="title" presentation:placeholder="false">
        <draw:text-box>
          <text:p text:style-name="a295" text:class-names="" text:cond-style-name=""><text:span text:style-name="a293" text:class-names="">Click to edit Master title style</text:span><text:span text:style-name="a294" text:class-names=""/></text:p>
        </draw:text-box>
        <svg:title/>
        <svg:desc/>
      </draw:frame>
      <draw:frame draw:id="id54" presentation:style-name="a313" draw:name="Vertical Text Placeholder 2" svg:x="0.91667in" svg:y="1.99653in" svg:width="11.5in" svg:height="4.75868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Click to edit Master text styles</text:span></text:p>
            </text:list-item>
          </text:list>
          <text:list text:style-name="a302">
            <text:list-item>
              <text:list text:style-name="a302">
                <text:list-item>
                  <text:p text:style-name="a301" text:class-names="" text:cond-style-name=""><text:span text:style-name="a300" text:class-names="">Second level</text:span></text:p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p text:style-name="a304" text:class-names="" text:cond-style-name=""><text:span text:style-name="a303" text:class-names="">Third level</text:span></text:p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p text:style-name="a307" text:class-names="" text:cond-style-name=""><text:span text:style-name="a3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list text:style-name="a312">
                            <text:list-item>
                              <text:p text:style-name="a311" text:class-names="" text:cond-style-name=""><text:span text:style-name="a309" text:class-names="">Fifth level</text:span><text:span text:style-name="a3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7" draw:name="Date Placeholder 3" svg:x="0.91667in" svg:y="6.95139in" svg:width="3in" svg:height="0.39931in" presentation:class="date-time" presentation:placeholder="false">
        <draw:text-box>
          <text:p text:style-name="a316" text:class-names="" text:cond-style-name=""><text:span text:style-name="a314" text:class-names=""><text:date text:fixed="false" style:data-style-name="a315">27/11/2014</text:date></text:span></text:p>
        </draw:text-box>
        <svg:title/>
        <svg:desc/>
      </draw:frame>
      <draw:frame draw:id="id56" presentation:style-name="a320" draw:name="Footer Placeholder 4" svg:x="4.41667in" svg:y="6.95139in" svg:width="4.5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7" presentation:style-name="a323" draw:name="Slide Number Placeholder 5" svg:x="9.41667in" svg:y="6.95139in" svg:width="3in" svg:height="0.39931in" presentation:class="page-number" presentation:placeholder="false">
        <draw:text-box>
          <text:p text:style-name="a322" text:class-names="" text:cond-style-name=""><text:span text:style-name="a321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24">
      <draw:frame draw:id="id58" presentation:style-name="a328" draw:name="Vertical Title 1" svg:x="9.54167in" svg:y="0.39931in" svg:width="2.875in" svg:height="6.3559in" presentation:class="title" presentation:placeholder="false">
        <draw:text-box>
          <text:p text:style-name="a327" text:class-names="" text:cond-style-name=""><text:span text:style-name="a325" text:class-names="">Click to edit Master title style</text:span><text:span text:style-name="a326" text:class-names=""/></text:p>
        </draw:text-box>
        <svg:title/>
        <svg:desc/>
      </draw:frame>
      <draw:frame draw:id="id59" presentation:style-name="a345" draw:name="Vertical Text Placeholder 2" svg:x="0.91667in" svg:y="0.39931in" svg:width="8.45833in" svg:height="6.3559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Click to edit Master text styles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Second level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Third level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list text:style-name="a344">
                            <text:list-item>
                              <text:p text:style-name="a343" text:class-names="" text:cond-style-name=""><text:span text:style-name="a341" text:class-names="">Fifth level</text:span><text:span text:style-name="a3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49" draw:name="Date Placeholder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6" text:class-names=""><text:date text:fixed="false" style:data-style-name="a347">27/11/2014</text:date></text:span></text:p>
        </draw:text-box>
        <svg:title/>
        <svg:desc/>
      </draw:frame>
      <draw:frame draw:id="id61" presentation:style-name="a352" draw:name="Footer Placeholder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62" presentation:style-name="a355" draw:name="Slide Number Placeholder 5" svg:x="9.41667in" svg:y="6.95139in" svg:width="3in" svg:height="0.39931in" presentation:class="page-number" presentation:placeholder="false">
        <draw:text-box>
          <text:p text:style-name="a354" text:class-names="" text:cond-style-name=""><text:span text:style-name="a353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The first presentation</dc:title>
    <meta:initial-creator>KEENA, TARA</meta:initial-creator>
    <dc:creator>KEENA, TARA</dc:creator>
    <meta:creation-date>2014-11-27T11:15:27Z</meta:creation-date>
    <dc:date>2014-11-27T11:36:50Z</dc:date>
    <meta:editing-cycles>1</meta:editing-cycles>
    <meta:editing-duration>PT404S</meta:editing-duration>
    <meta:document-statistic meta:paragraph-count="1" meta:word-count="3"/>
  </office:meta>
</office:document-meta>
</file>